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7D000002AB30833A50DD473368.png" manifest:media-type="image/png"/>
  <manifest:file-entry manifest:full-path="Pictures/10000000000004CE000002AA339FD448C85EDCB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c061" officeooo:paragraph-rsid="000fc06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width="17cm" svg:height="9.424cm" draw:z-index="0"><draw:image xlink:href="Pictures/10000000000004CE000002AA339FD448C85EDCB3.png" xlink:type="simple" xlink:show="embed" xlink:actuate="onLoad" draw:mime-type="image/png"/></draw:frame>A</text:p>
      <text:p text:style-name="P1"><draw:frame draw:style-name="fr1" draw:name="Imagen2" text:anchor-type="char" svg:width="17cm" svg:height="10.105cm" draw:z-index="1"><draw:image xlink:href="Pictures/100000000000047D000002AB30833A50DD47336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5T17:19:47.350000000</meta:creation-date>
    <dc:date>2021-10-15T17:25:32.392000000</dc:date>
    <meta:editing-duration>PT5M45S</meta:editing-duration>
    <meta:editing-cycles>1</meta:editing-cycles>
    <meta:document-statistic meta:table-count="0" meta:image-count="2" meta:object-count="0" meta:page-count="1" meta:paragraph-count="1" meta:word-count="1" meta:character-count="1" meta:non-whitespace-character-count="1"/>
    <meta:generator>LibreOffice/7.2.1.2$Windows_X86_64 LibreOffice_project/87b77fad49947c1441b67c559c339af8f3517e22</meta:generator>
  </office:meta>
</office:document-meta>
</file>